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 style:text-position="super 63.6%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 style:text-position="super 63.6%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style:text-position="super 63.6%"/>
    </style:style>
    <style:style style:name="T13" style:parent-style-name="DefaultParagraphFont" style:family="text">
      <style:text-properties fo:font-weight="bold" style:font-weight-asian="bold" style:text-position="super 63.6%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>
      <style:paragraph-properties fo:margin-left="0.5in">
        <style:tab-stops>
          <style:tab-stop style:type="center" style:position="2.884in"/>
        </style:tab-stops>
      </style:paragraph-properties>
    </style:style>
    <style:style style:name="T16" style:parent-style-name="DefaultParagraphFont" style:family="text">
      <style:text-properties style:text-position="super 63.6%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T19" style:parent-style-name="DefaultParagraphFont" style:family="text">
      <style:text-properties style:text-position="super 63.6%"/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P21" style:parent-style-name="Normal" style:family="paragraph">
      <style:paragraph-properties fo:margin-left="0.5in">
        <style:tab-stops/>
      </style:paragraph-properties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P23" style:parent-style-name="Normal" style:family="paragraph">
      <style:paragraph-properties fo:margin-left="0.5in">
        <style:tab-stops/>
      </style:paragraph-properties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P25" style:parent-style-name="Normal" style:family="paragraph">
      <style:paragraph-properties fo:margin-left="0.5in">
        <style:tab-stops/>
      </style:paragraph-properties>
    </style:style>
    <style:style style:name="P26" style:parent-style-name="Normal" style:family="paragraph">
      <style:paragraph-properties fo:margin-left="0.5in">
        <style:tab-stops/>
      </style:paragraph-properties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 style:text-position="super 63.6%"/>
    </style:style>
    <style:style style:name="T30" style:parent-style-name="DefaultParagraphFont" style:family="text">
      <style:text-properties fo:font-weight="bold" style:font-weight-asian="bold"/>
    </style:style>
    <style:style style:name="P31" style:parent-style-name="Normal" style:family="paragraph">
      <style:text-properties fo:font-weight="bold" style:font-weight-asian="bold"/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 style:text-position="super 63.6%"/>
    </style:style>
    <style:style style:name="T37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Tasks</text:p>
      <text:p text:style-name="NoSpacing"><text:span text:style-name="T2">Presentation:<text:s/></text:span><text:span text:style-name="T3">9</text:span><text:span text:style-name="T4">th</text:span><text:span text:style-name="T5"><text:s/>may</text:span></text:p>
      <text:p text:style-name="NoSpacing"><text:span text:style-name="T6">Final code:<text:s/></text:span><text:span text:style-name="T7">5</text:span><text:span text:style-name="T8">th</text:span><text:span text:style-name="T9"><text:s/>may</text:span></text:p>
      <text:p text:style-name="NoSpacing"><text:span text:style-name="T10">Documentation:<text:s/></text:span><text:span text:style-name="T11">5</text:span><text:span text:style-name="T12">t</text:span><text:span text:style-name="T13">h</text:span><text:span text:style-name="T14"><text:s/>may</text:span></text:p>
      <text:p text:style-name="NoSpacing"/>
      <text:p text:style-name="NoSpacing"/>
      <text:p text:style-name="Normal">Coding:</text:p>
      <text:p text:style-name="P15">Someone:<text:s/>Make website look better<text:s/>: 20<text:span text:style-name="T16">th</text:span><text:s/>of April for markup, implementing -<text:s/><text:tab/></text:p>
      <text:p text:style-name="P17">Elliot:<text:s/>Start code management,<text:s/>Add final code features<text:s/>(Update website database code)</text:p>
      <text:p text:style-name="P18">Alex:<text:s/>Start testing<text:s/>(Start ppt slide and documentation table)<text:s/>– 21<text:span text:style-name="T19">st</text:span><text:s/>April</text:p>
      <text:p text:style-name="Normal"/>
      <text:p text:style-name="Normal">Presentation:</text:p>
      <text:p text:style-name="P20">Elliot: Coding</text:p>
      <text:p text:style-name="P21">Zainab: everything</text:p>
      <text:p text:style-name="P22">Mary: discussion with daniel<text:s/></text:p>
      <text:p text:style-name="P23">Deryce: Survey stuff</text:p>
      <text:p text:style-name="P24">Efe: Graph stuff</text:p>
      <text:p text:style-name="P25">Alex: testing</text:p>
      <text:p text:style-name="P26">Method of working: Git<text:s/></text:p>
      <text:p text:style-name="Normal"><text:tab/><text:span text:style-name="T27">Deadline for sending: <text:s/></text:span><text:span text:style-name="T28">4</text:span><text:span text:style-name="T29">th</text:span><text:span text:style-name="T30"><text:s/>May</text:span></text:p>
      <text:p text:style-name="P31"/>
      <text:p text:style-name="Normal">Documentation:</text:p>
      <text:p text:style-name="P32">Testing<text:s/>- Alex,</text:p>
      <text:p text:style-name="P33">Evaluation –<text:s/>Zainab<text:s/></text:p>
      <text:p text:style-name="P34">Abstract<text:s/><text:s/>- Zainab</text:p>
      <text:p text:style-name="Normal"><text:span text:style-name="T35">Deadline: 4</text:span><text:span text:style-name="T36">th</text:span><text:span text:style-name="T37"><text:s/>May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ot Harding 2016 (N0688119)</meta:initial-creator>
    <dc:creator>Elliot Harding 2016 (N0688119)</dc:creator>
    <meta:creation-date>2018-04-19T14:26:00Z</meta:creation-date>
    <dc:date>2018-04-19T14:50:00Z</dc:date>
    <meta:template xlink:href="Normal" xlink:type="simple"/>
    <meta:editing-cycles>19</meta:editing-cycles>
    <meta:editing-duration>PT1440S</meta:editing-duration>
    <meta:document-statistic meta:page-count="1" meta:paragraph-count="1" meta:word-count="89" meta:character-count="598" meta:row-count="4" meta:non-whitespace-character-count="510"/>
  </office:meta>
</office:document-meta>
</file>